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01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12.012cm"/>
    </style:style>
    <style:style style:name="Table1.A1" style:family="table-cell">
      <style:table-cell-properties fo:background-color="#81aca6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8" style:family="paragraph" style:parent-style-name="Table_20_Contents">
      <style:text-properties style:font-name="Khmer OS" officeooo:rsid="00099c9b" officeooo:paragraph-rsid="00099c9b"/>
    </style:style>
    <style:style style:name="P9" style:family="paragraph" style:parent-style-name="Table_20_Contents"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2" style:family="paragraph" style:parent-style-name="Table_20_Contents">
      <style:text-properties style:font-name="Khmer OS" officeooo:rsid="0020d672" officeooo:paragraph-rsid="0020d672"/>
    </style:style>
    <style:style style:name="P13" style:family="paragraph" style:parent-style-name="Table_20_Contents">
      <style:paragraph-properties fo:text-align="center" style:justify-single-word="false"/>
      <style:text-properties style:font-name="Khmer OS" officeooo:rsid="00329aed" officeooo:paragraph-rsid="00329aed"/>
    </style:style>
    <style:style style:name="P14" style:family="paragraph" style:parent-style-name="Table_20_Contents">
      <style:text-properties officeooo:paragraph-rsid="00099c9b"/>
    </style:style>
    <style:style style:name="P15" style:family="paragraph" style:parent-style-name="Table_20_Contents">
      <style:text-properties officeooo:paragraph-rsid="000759e3"/>
    </style:style>
    <style:style style:name="P16" style:family="paragraph" style:parent-style-name="Table_20_Contents">
      <style:text-properties officeooo:paragraph-rsid="001cc5f9"/>
    </style:style>
    <style:style style:name="P17" style:family="paragraph" style:parent-style-name="Table_20_Contents">
      <style:paragraph-properties fo:text-align="start" style:justify-single-word="false"/>
      <style:text-properties officeooo:paragraph-rsid="00221ebc"/>
    </style:style>
    <style:style style:name="P18" style:family="paragraph" style:parent-style-name="Table_20_Contents" style:list-style-name="L1">
      <style:text-properties officeooo:paragraph-rsid="003f8ed4"/>
    </style:style>
    <style:style style:name="P19" style:family="paragraph" style:parent-style-name="Table_20_Contents" style:list-style-name="L2">
      <style:text-properties style:font-name="Khmer OS" officeooo:rsid="000b47fe" officeooo:paragraph-rsid="000b47fe"/>
    </style:style>
    <style:style style:name="P20" style:family="paragraph" style:parent-style-name="Table_20_Contents">
      <style:text-properties style:font-name="Khmer OS" officeooo:rsid="000e2cb0" officeooo:paragraph-rsid="000e2cb0"/>
    </style:style>
    <style:style style:name="P21" style:family="paragraph" style:parent-style-name="Table_20_Contents">
      <style:paragraph-properties fo:text-align="start" style:justify-single-word="false"/>
      <style:text-properties style:font-name="Khmer OS" officeooo:rsid="00329aed" officeooo:paragraph-rsid="003b968b"/>
    </style:style>
    <style:style style:name="P22" style:family="paragraph" style:parent-style-name="Table_20_Contents">
      <style:paragraph-properties fo:text-align="center" style:justify-single-word="false"/>
      <style:text-properties style:font-name="Khmer OS" officeooo:rsid="00379e57" officeooo:paragraph-rsid="00379e57"/>
    </style:style>
    <style:style style:name="P23" style:family="paragraph" style:parent-style-name="Table_20_Contents">
      <style:paragraph-properties fo:text-align="start" style:justify-single-word="false"/>
      <style:text-properties style:font-name="Khmer OS" officeooo:rsid="00379e57" officeooo:paragraph-rsid="00379e57"/>
    </style:style>
    <style:style style:name="P24" style:family="paragraph" style:parent-style-name="Table_20_Contents" style:list-style-name="L1">
      <style:text-properties style:font-name="Khmer OS" officeooo:rsid="0038c777" officeooo:paragraph-rsid="0038c777"/>
    </style:style>
    <style:style style:name="P25" style:family="paragraph" style:parent-style-name="Table_20_Contents">
      <style:paragraph-properties fo:text-align="center" style:justify-single-word="false"/>
      <style:text-properties style:font-name="Khmer OS" officeooo:rsid="003b968b" officeooo:paragraph-rsid="003b968b"/>
    </style:style>
    <style:style style:name="P26" style:family="paragraph" style:parent-style-name="Table_20_Contents">
      <style:text-properties style:font-name="Khmer OS" fo:font-size="8pt" officeooo:rsid="000759e3" officeooo:paragraph-rsid="000759e3" style:font-size-asian="7pt" style:font-size-complex="8pt"/>
    </style:style>
    <style:style style:name="P27" style:family="paragraph" style:parent-style-name="Table_20_Contents" style:list-style-name="L1">
      <style:text-properties style:font-name="Khmer OS" officeooo:rsid="003f8ed4" officeooo:paragraph-rsid="003f8ed4"/>
    </style:style>
    <style:style style:name="P28" style:family="paragraph" style:parent-style-name="Table_20_Contents" style:list-style-name="L2">
      <style:text-properties officeooo:paragraph-rsid="00221ebc"/>
    </style:style>
    <style:style style:name="P29" style:family="paragraph" style:parent-style-name="Table_20_Contents">
      <style:text-properties officeooo:paragraph-rsid="003a3817"/>
    </style:style>
    <style:style style:name="P30" style:family="paragraph" style:parent-style-name="Table_20_Contents">
      <style:paragraph-properties fo:text-align="start" style:justify-single-word="false"/>
      <style:text-properties officeooo:paragraph-rsid="003b968b"/>
    </style:style>
    <style:style style:name="P31" style:family="paragraph" style:parent-style-name="Table_20_Contents" style:list-style-name="L1">
      <style:text-properties officeooo:rsid="00415069" officeooo:paragraph-rsid="00415069"/>
    </style:style>
    <style:style style:name="P32" style:family="paragraph">
      <loext:graphic-properties draw:fill="none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1bb6da"/>
    </style:style>
    <style:style style:name="T4" style:family="text">
      <style:text-properties style:font-name="Khmer OS" officeooo:rsid="000759e3"/>
    </style:style>
    <style:style style:name="T5" style:family="text">
      <style:text-properties style:font-name="Khmer OS" officeooo:rsid="001e33b6"/>
    </style:style>
    <style:style style:name="T6" style:family="text">
      <style:text-properties style:font-name="Khmer OS" officeooo:rsid="001f4654"/>
    </style:style>
    <style:style style:name="T7" style:family="text">
      <style:text-properties style:font-name="Khmer OS" officeooo:rsid="000b47fe"/>
    </style:style>
    <style:style style:name="T8" style:family="text">
      <style:text-properties style:font-name="Khmer OS" officeooo:rsid="00221ebc"/>
    </style:style>
    <style:style style:name="T9" style:family="text">
      <style:text-properties style:font-name="Khmer OS" officeooo:rsid="001cc5f9"/>
    </style:style>
    <style:style style:name="T10" style:family="text">
      <style:text-properties style:font-name="Khmer OS" officeooo:rsid="002955cd"/>
    </style:style>
    <style:style style:name="T11" style:family="text">
      <style:text-properties style:font-name="Khmer OS" officeooo:rsid="002ae030"/>
    </style:style>
    <style:style style:name="T12" style:family="text">
      <style:text-properties style:font-name="Khmer OS" officeooo:rsid="003040f0"/>
    </style:style>
    <style:style style:name="T13" style:family="text">
      <style:text-properties style:font-name="Khmer OS" officeooo:rsid="0035d5a6"/>
    </style:style>
    <style:style style:name="T14" style:family="text">
      <style:text-properties style:font-name="Khmer OS" officeooo:rsid="003a3817"/>
    </style:style>
    <style:style style:name="T15" style:family="text">
      <style:text-properties style:font-name="Khmer OS" officeooo:rsid="003ebe31"/>
    </style:style>
    <style:style style:name="T16" style:family="text">
      <style:text-properties style:font-name="Khmer OS" officeooo:rsid="003f8ed4"/>
    </style:style>
    <style:style style:name="T17" style:family="text">
      <style:text-properties style:font-name="Khmer OS" officeooo:rsid="003b968b"/>
    </style:style>
    <style:style style:name="T18" style:family="text">
      <style:text-properties style:font-name="Khmer OS" officeooo:rsid="0040262a"/>
    </style:style>
    <style:style style:name="T19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20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21" style:family="text">
      <style:text-properties officeooo:rsid="0006c710"/>
    </style:style>
    <style:style style:name="T22" style:family="text">
      <style:text-properties officeooo:rsid="000b47fe"/>
    </style:style>
    <style:style style:name="T23" style:family="text">
      <style:text-properties officeooo:rsid="003040f0"/>
    </style:style>
    <style:style style:name="T24" style:family="text">
      <style:text-properties officeooo:rsid="0035d5a6"/>
    </style:style>
    <style:style style:name="T25" style:family="text">
      <style:text-properties officeooo:rsid="0033de76"/>
    </style:style>
    <style:style style:name="T26" style:family="text">
      <style:text-properties officeooo:rsid="00379e57"/>
    </style:style>
    <style:style style:name="T27" style:family="text">
      <style:text-properties officeooo:rsid="00329aed"/>
    </style:style>
    <style:style style:name="T28" style:family="text">
      <style:text-properties officeooo:rsid="003f8ed4"/>
    </style:style>
    <style:style style:name="T29" style:family="text">
      <style:text-properties officeooo:rsid="0040262a"/>
    </style:style>
    <style:style style:name="T30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93684143056">
          <table:table-cell table:style-name="Table1.A1" office:value-type="string">
            <text:p text:style-name="P3">CU-<text:span text:style-name="T23">2</text:span><text:span text:style-name="T24">1</text:span></text:p>
          </table:table-cell>
          <table:table-cell table:style-name="Table1.A1" table:number-columns-spanned="3" office:value-type="string">
            <text:p text:style-name="P16"><text:span text:style-name="T9">ABM </text:span><text:span text:style-name="T13">Responsable </text:span></text:p>
          </table:table-cell>
          <table:covered-table-cell/>
          <table:covered-table-cell/>
        </table:table-row>
        <table:table-row table:style-name="TableLine94893686062608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21">22/07/2022</text:span></text:p>
          </table:table-cell>
          <table:covered-table-cell/>
          <table:covered-table-cell/>
        </table:table-row>
        <table:table-row table:style-name="TableLine94893686110032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29"><text:span text:style-name="T10">E</text:span><text:span text:style-name="T13">l responsable </text:span><text:span text:style-name="T14">NO debe existir como responsable </text:span><text:span text:style-name="T15">ni como responsable de área</text:span></text:p>
          </table:table-cell>
          <table:covered-table-cell/>
          <table:covered-table-cell/>
        </table:table-row>
        <table:table-row table:style-name="TableLine94893686111216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15"><text:span text:style-name="T4">El sistema permitirá registrar </text:span><text:span text:style-name="T5">u</text:span><text:span text:style-name="T10">n</text:span><text:span text:style-name="T12"> </text:span><text:span text:style-name="T13">nuevo responsable </text:span></text:p>
          </table:table-cell>
          <table:covered-table-cell/>
          <table:covered-table-cell/>
        </table:table-row>
        <table:table-row table:style-name="TableLine94893686238512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26"/>
            <text:p text:style-name="P5">Paso</text:p>
          </table:table-cell>
          <table:table-cell table:style-name="Table1.C5" table:number-columns-spanned="2" office:value-type="string">
            <text:p text:style-name="P26"/>
            <text:p text:style-name="P4">Acción</text:p>
          </table:table-cell>
          <table:covered-table-cell/>
        </table:table-row>
        <table:table-row table:style-name="TableLine94893686239920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14"><text:span text:style-name="T2">El usuario </text:span><text:span text:style-name="T5">autorizado </text:span><text:span text:style-name="T2">ingresa al modulo </text:span><text:span text:style-name="T5">Utilidades</text:span><text:span text:style-name="T3"> / </text:span><text:span text:style-name="T6">ABM </text:span><text:span text:style-name="T13">Responsable </text:span></text:p>
          </table:table-cell>
          <table:covered-table-cell/>
        </table:table-row>
        <table:table-row table:style-name="TableLine94893686242048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7">2</text:p>
          </table:table-cell>
          <table:table-cell table:style-name="Table1.C7" table:number-columns-spanned="2" office:value-type="string">
            <text:p text:style-name="P8">El usuario completa los datos correspondientes:</text:p>
            <text:list xml:id="list3285579708" text:style-name="L1">
              <text:list-item>
                <text:p text:style-name="P24"><text:span text:style-name="T28">Apellido y Nombre</text:span> <text:span text:style-name="T28">d</text:span>el responsable </text:p>
              </text:list-item>
              <text:list-item>
                <text:p text:style-name="P27"><text:span text:style-name="T25">D</text:span>ni</text:p>
              </text:list-item>
              <text:list-item>
                <text:p text:style-name="P27">Si es funcionario o no</text:p>
                <text:list>
                  <text:list-item>
                    <text:p text:style-name="P18"><text:span text:style-name="T16">Si es funcionario → no debe </text:span><text:span text:style-name="T18">seleccionar</text:span><text:span text:style-name="T16"> oficina</text:span></text:p>
                  </text:list-item>
                  <text:list-item>
                    <text:p text:style-name="P18"><text:span text:style-name="T16">Si no es funcionario → debe </text:span><text:span text:style-name="T18">seleccionar</text:span><text:span text:style-name="T16"> la oficina</text:span></text:p>
                    <text:list>
                      <text:list-item>
                        <text:p text:style-name="P31"><text:span text:style-name="T16">a</text:span><text:span text:style-name="T1">l seleccionar oficina el sistema muestra de qué área depende, su ubicación y su localidad</text:span>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Line9489368624436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7">3</text:p>
          </table:table-cell>
          <table:table-cell table:style-name="Table1.C8" table:number-columns-spanned="2" office:value-type="string">
            <text:p text:style-name="P12">Al p<text:span text:style-name="T22">resiona botón “Agregar” :</text:span></text:p>
            <text:list xml:id="list2611366135" text:style-name="L2">
              <text:list-item>
                <text:p text:style-name="P19">Guardar los datos </text:p>
              </text:list-item>
              <text:list-item>
                <text:p text:style-name="P28"><text:span text:style-name="T7">R</text:span><text:span text:style-name="T8">efrescar la lista de </text:span><text:span text:style-name="T13">responsables <text:s/>ingresados</text:span></text:p>
              </text:list-item>
            </text:list>
          </table:table-cell>
          <table:covered-table-cell/>
        </table:table-row>
        <table:table-row table:style-name="TableLine94893686246800">
          <table:table-cell table:style-name="Table1.A9" office:value-type="string">
            <text:p text:style-name="P9">Postcondición</text:p>
          </table:table-cell>
          <table:table-cell table:style-name="Table1.B9" table:number-columns-spanned="3" office:value-type="string">
            <text:p text:style-name="P17"><text:span text:style-name="T16">El responsable</text:span><text:span text:style-name="T11"> quedará </text:span><text:span text:style-name="T8">disponible para </text:span><text:span text:style-name="T16">asignaciones y/o préstamos de bienes</text:span></text:p>
          </table:table-cell>
          <table:covered-table-cell/>
          <table:covered-table-cell/>
        </table:table-row>
        <table:table-row table:style-name="TableLine94893686248656">
          <table:table-cell table:style-name="Table1.A10" office:value-type="string">
            <text:p text:style-name="P9">Excepciones</text:p>
          </table:table-cell>
          <table:table-cell table:style-name="Table1.B10" table:number-columns-spanned="2" office:value-type="string">
            <text:p text:style-name="P11">Paso</text:p>
          </table:table-cell>
          <table:covered-table-cell/>
          <table:table-cell table:style-name="Table1.D10" office:value-type="string">
            <text:p text:style-name="P10">Acción</text:p>
          </table:table-cell>
        </table:table-row>
        <table:table-row table:style-name="TableLine94893686251328">
          <table:table-cell table:style-name="Table1.A11" office:value-type="string">
            <text:p text:style-name="P9"/>
          </table:table-cell>
          <table:table-cell table:style-name="Table1.B11" table:number-columns-spanned="2" office:value-type="string">
            <text:p text:style-name="P13">E1</text:p>
          </table:table-cell>
          <table:covered-table-cell/>
          <table:table-cell table:style-name="Table1.D11" office:value-type="string">
            <text:p text:style-name="P30"><text:span text:style-name="T17">Si </text:span><text:span text:style-name="T16">la oficina no existe, ejecutar CU_2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2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0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3" draw:name="Shape5_0" draw:style-name="Mgr2" draw:text-style-name="MP4" draw:type="line" svg:x1="-0.279cm" svg:y1="0.423cm" svg:x2="17.124cm" svg:y2="0.476cm" svg:d="M-280 423l17404 53" svg:viewBox="0 0 17406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8T13:46:48.319465083</dc:date>
    <meta:editing-duration>PT3H42M51S</meta:editing-duration>
    <meta:editing-cycles>50</meta:editing-cycles>
    <meta:generator>LibreOffice/6.4.7.2$Linux_X86_64 LibreOffice_project/40$Build-2</meta:generator>
    <meta:document-statistic meta:table-count="1" meta:image-count="1" meta:object-count="0" meta:page-count="1" meta:paragraph-count="33" meta:word-count="142" meta:character-count="877" meta:non-whitespace-character-count="769"/>
  </office:meta>
</office:document-meta>
</file>